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rutture Dati Lineari</text:p>
          </table:table-cell>
          <table:table-cell office:value-type="string" calcext:value-type="string">
            <text:p>inserimento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ricerc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ray ordinato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log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 non ordinato</text:p>
          </table:table-cell>
          <table:table-cell table:number-columns-repeated="2"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a linkata ordinata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a linkata <text:s/>non ordinata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a doppiamente linkata ordinata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a doppiamente linkata <text:s/>non ordinata</text:p>
          </table:table-cell>
          <table:table-cell table:number-columns-repeated="2"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da e Pila(Queue-Stack)</text:p>
          </table:table-cell>
          <table:table-cell office:value-type="string" calcext:value-type="string">
            <text:p>enqueue</text:p>
          </table:table-cell>
          <table:table-cell office:value-type="string" calcext:value-type="string">
            <text:p>deque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p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utture non lineari</text:p>
          </table:table-cell>
          <table:table-cell office:value-type="string" calcext:value-type="string">
            <text:p>inserimento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ricerca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altezza</text:p>
          </table:table-cell>
          <table:table-cell office:value-type="string" calcext:value-type="string">
            <text:p>profondità</text:p>
          </table:table-cell>
          <table:table-cell office:value-type="string" calcext:value-type="string">
            <text:p>visite</text:p>
          </table:table-cell>
        </table:table-row>
        <table:table-row table:style-name="ro1">
          <table:table-cell office:value-type="string" calcext:value-type="string">
            <text:p>Binary tree(non binario)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2" office:value-type="string" calcext:value-type="string">
            <text:p>O(h)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h)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table:number-columns-repeated="5" office:value-type="string" calcext:value-type="string">
            <text:p>O(h)---O(n)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h)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AVL/height balanced tree</text:p>
          </table:table-cell>
          <table:table-cell table:number-columns-repeated="5" office:value-type="string" calcext:value-type="string">
            <text:p>O(logn)</text:p>
          </table:table-cell>
          <table:table-cell office:value-type="string" calcext:value-type="string">
            <text:p>O(nlogn)</text:p>
          </table:table-cell>
          <table:table-cell office:value-type="string" calcext:value-type="string">
            <text:p>O(h)</text:p>
          </table:table-cell>
          <table:table-cell office:value-type="string" calcext:value-type="string">
            <text:p>O(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7:41:06.73139323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6:37:56.439206488</meta:creation-date>
    <dc:date>2020-07-02T08:56:45.791872767</dc:date>
    <meta:editing-duration>PT1H58M45S</meta:editing-duration>
    <meta:editing-cycles>4</meta:editing-cycles>
    <meta:generator>LibreOffice/6.4.3.2$Linux_X86_64 LibreOffice_project/40$Build-2</meta:generator>
    <meta:document-statistic meta:table-count="1" meta:cell-count="75" meta:object-count="0"/>
  </office:meta>
</office:document-meta>
</file>